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114" officeooo:paragraph-rsid="001da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-6 pi@fe80::ed8d:57c4:510c:d01d%enp0s3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1:37:50.274181066</meta:creation-date>
    <dc:date>2020-03-19T14:07:31.507457016</dc:date>
    <meta:editing-duration>PT1M4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1" meta:word-count="3" meta:character-count="43" meta:non-whitespace-character-count="41"/>
  </office:meta>
</office:document-meta>
</file>